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096cm" svg:x="0.219cm" svg:y="0.3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096cm" svg:x="0.605cm" svg:y="0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096cm" svg:x="1.016cm" svg:y="1.1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096cm" svg:x="1.481cm" svg:y="1.6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096cm" svg:x="1.989cm" svg:y="2.1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096cm" svg:x="2.497cm" svg:y="2.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096cm" svg:x="2.962cm" svg:y="3.1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096cm" svg:x="3.47cm" svg:y="3.6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397cm" svg:height="1.397cm" svg:x="3.937cm" svg:y="4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97cm" svg:height="1.397cm" svg:x="8.001cm" svg:y="4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3" draw:id="id3" draw:layer="layout" svg:width="1.397cm" svg:height="1.397cm" svg:x="5.969cm" svg:y="4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5" draw:id="id5" draw:layer="layout" svg:width="1.397cm" svg:height="1.397cm" svg:x="3.937cm" svg:y="7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97cm" svg:height="1.397cm" svg:x="8.001cm" svg:y="7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4" draw:id="id4" draw:layer="layout" svg:width="1.397cm" svg:height="1.397cm" svg:x="5.969cm" svg:y="7.8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97cm" svg:height="1.397cm" svg:x="3.937cm" svg:y="5.9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97cm" svg:height="1.397cm" svg:x="8.001cm" svg:y="5.9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2" draw:id="id2" draw:layer="layout" svg:width="1.397cm" svg:height="1.397cm" svg:x="5.969cm" svg:y="5.9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line-skew="-2.152cm -1.898cm 0.248cm" svg:x1="5.334cm" svg:y1="4.736cm" svg:x2="5.969cm" svg:y2="6.641cm" draw:start-shape="id1" draw:start-glue-point="10" draw:end-shape="id2" draw:end-glue-point="6" svg:d="M5334 4736h381v1206 699h254" svg:viewBox="0 0 636 1906">
          <text:p/>
        </draw:connector>
        <draw:connector draw:style-name="gr3" draw:text-style-name="P1" draw:layer="layout" svg:x1="7.366cm" svg:y1="4.736cm" svg:x2="7.366cm" svg:y2="8.546cm" draw:start-shape="id3" draw:start-glue-point="10" draw:end-shape="id4" draw:end-glue-point="10" svg:d="M7366 4736h501v3810h-501" svg:viewBox="0 0 502 3811">
          <text:p/>
        </draw:connector>
        <draw:connector draw:style-name="gr3" draw:text-style-name="P1" draw:layer="layout" svg:x1="5.334cm" svg:y1="8.546cm" svg:x2="5.969cm" svg:y2="8.546cm" draw:start-shape="id5" draw:start-glue-point="10" draw:end-shape="id4" draw:end-glue-point="6" svg:d="M5334 8546h635" svg:viewBox="0 0 63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44cm" fo:page-width="10.16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zenligl </meta:initial-creator>
    <meta:creation-date>2015-11-15T21:22:08.236085767</meta:creation-date>
    <dc:date>2015-11-15T22:27:59.063798898</dc:date>
    <dc:creator>aurzenligl </dc:creator>
    <meta:editing-duration>PT6M27S</meta:editing-duration>
    <meta:editing-cycles>5</meta:editing-cycles>
    <meta:generator>LibreOffice/4.2.8.2$Linux_X86_64 LibreOffice_project/420m0$Build-2</meta:generator>
    <meta:document-statistic meta:object-count="20"/>
  </office:meta>
</office:document-meta>
</file>